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4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1cm" draw:fill="none" draw:textarea-vertical-align="middle"/>
    </style:style>
    <style:style style:name="gr6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gr7" style:family="graphic" style:parent-style-name="standard">
      <style:graphic-properties svg:stroke-color="#000000" draw:marker-start="Arrow" draw:marker-start-width="0.1cm" draw:textarea-vertical-align="middle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80" draw:marker-start="Arrow" draw:marker-start-width="0.1cm" draw:textarea-vertical-align="middle"/>
    </style:style>
    <style:style style:name="gr10" style:family="graphic" style:parent-style-name="objectwithoutfill">
      <style:graphic-properties svg:stroke-color="#00008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15cm"/>
    </style:style>
    <style:style style:name="gr12" style:family="graphic" style:parent-style-name="standard">
      <style:graphic-properties draw:stroke="none" svg:stroke-color="#000000" draw:fill="none" draw:fill-color="#ffffff" fo:min-height="0.485cm"/>
    </style:style>
    <style:style style:name="gr13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svg:stroke-color="#000080" draw:marker-end="Arrow" draw:marker-end-width="0.1cm" draw:fill="none" draw:textarea-vertical-align="middle"/>
    </style:style>
    <style:style style:name="gr16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dash" draw:stroke-dash="Ultrafine_20_Dashed" draw:marker-end="Arrow" draw:marker-end-width="0.1cm" draw:fill="none" draw:textarea-vertical-align="middle"/>
    </style:style>
    <style:style style:name="gr18" style:family="graphic" style:parent-style-name="standard">
      <style:graphic-properties draw:stroke="dash" draw:stroke-dash="Ultrafine_20_Dashed" draw:fill="solid" draw:fill-color="#ffff66" draw:textarea-horizontal-align="justify" draw:textarea-vertical-align="middle" draw:auto-grow-height="false"/>
    </style:style>
    <style:style style:name="gr19" style:family="graphic" style:parent-style-name="objectwithoutfill">
      <style:graphic-properties draw:marker-start="Arrow" draw:marker-start-width="0.1cm" draw:marker-end="" draw:marker-end-width="0.1cm" draw:fill="none" draw:textarea-vertical-align="middle"/>
    </style:style>
    <style:style style:name="gr20" style:family="graphic" style:parent-style-name="standard">
      <style:graphic-properties svg:stroke-color="#000000" draw:marker-start="Arrow" draw:marker-start-width="0.1cm" draw:marker-end="Arrow" draw:marker-end-width="0.1cm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21cm"/>
    </style:style>
    <style:style style:name="gr2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fo:min-height="0.285cm"/>
    </style:style>
    <style:style style:name="gr24" style:family="graphic" style:parent-style-name="objectwithoutfill">
      <style:graphic-properties draw:stroke="dash" draw:stroke-dash="Ultrafine_20_Dashed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245cm"/>
    </style:style>
    <style:style style:name="P1" style:family="paragraph">
      <style:paragraph-properties fo:text-align="center"/>
    </style:style>
    <style:style style:name="P2" style:family="paragraph">
      <style:text-properties fo:font-family="'Linux Libertine Display O'" style:font-pitch="variable"/>
    </style:style>
    <style:style style:name="P3" style:family="paragraph">
      <style:paragraph-properties fo:text-align="center"/>
      <style:text-properties fo:font-family="'Linux Libertine Display O'" style:font-style-name="Standard" style:font-pitch="variable" fo:font-size="12pt" style:font-size-asian="12pt" style:font-size-complex="12pt"/>
    </style:style>
    <style:style style:name="P4" style:family="paragraph">
      <style:paragraph-properties fo:text-align="center"/>
      <style:text-properties fo:font-family="'Linux Libertine Display O'" style:font-pitch="variable"/>
    </style:style>
    <style:style style:name="P5" style:family="paragraph">
      <style:text-properties fo:color="#000080" fo:font-family="'Linux Libertine Display O'" style:font-pitch="variable" fo:font-size="8pt" style:font-size-asian="8pt" style:font-size-complex="8pt"/>
    </style:style>
    <style:style style:name="P6" style:family="paragraph">
      <style:paragraph-properties fo:line-height="100%" fo:text-align="end"/>
    </style:style>
    <style:style style:name="P7" style:family="paragraph">
      <style:paragraph-properties fo:line-height="100%" fo:text-align="end"/>
      <style:text-properties fo:font-family="'Linux Libertine Display O'" style:font-pitch="variable"/>
    </style:style>
    <style:style style:name="P8" style:family="paragraph">
      <style:text-properties fo:font-size="8pt" style:font-size-asian="8pt" style:font-size-complex="8pt"/>
    </style:style>
    <style:style style:name="P9" style:family="paragraph">
      <style:text-properties fo:color="#000000" fo:font-family="'Linux Libertine Display O'" style:font-pitch="variable" fo:font-size="8pt" style:font-size-asian="8pt" style:font-size-complex="8pt"/>
    </style:style>
    <style:style style:name="P10" style:family="paragraph">
      <style:paragraph-properties fo:text-align="center"/>
      <style:text-properties fo:font-family="'Bitstream Charter'" style:font-family-generic="roman" style:font-pitch="variable" fo:font-size="10pt" style:font-size-asian="10pt" style:font-size-complex="10pt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color="#000000" fo:font-family="'Linux Libertine Display O'" style:font-pitch="variable" fo:font-size="8pt" style:font-size-asian="8pt" style:font-size-complex="8pt"/>
    </style:style>
    <style:style style:name="P13" style:family="paragraph">
      <style:paragraph-properties fo:line-height="100%" fo:text-align="start"/>
    </style:style>
    <style:style style:name="P14" style:family="paragraph">
      <style:paragraph-properties fo:line-height="100%" fo:text-align="start"/>
      <style:text-properties fo:font-family="'Linux Libertine Display O'" style:font-pitch="variable"/>
    </style:style>
    <style:style style:name="P15" style:family="paragraph">
      <style:paragraph-properties fo:text-align="center"/>
      <style:text-properties fo:font-family="'Linux Libertine Display O'" style:font-pitch="variable" fo:font-size="10pt" style:font-size-asian="10pt" style:font-size-complex="10pt"/>
    </style:style>
    <style:style style:name="P16" style:family="paragraph">
      <style:paragraph-properties fo:text-align="center"/>
      <style:text-properties fo:font-size="8pt" style:font-size-asian="8pt" style:font-size-complex="8pt"/>
    </style:style>
    <style:style style:name="P17" style:family="paragraph">
      <style:paragraph-properties fo:text-align="center"/>
      <style:text-properties fo:color="#000000" fo:font-family="'Linux Libertine Display O'" style:font-pitch="variable" fo:font-size="8pt" style:font-size-asian="8pt" style:font-size-complex="8pt"/>
    </style:style>
    <style:style style:name="P18" style:family="paragraph">
      <style:paragraph-properties fo:text-align="center"/>
      <style:text-properties fo:color="#000080" fo:font-size="8pt" style:font-size-asian="8pt" style:font-size-complex="8pt"/>
    </style:style>
    <style:style style:name="P19" style:family="paragraph">
      <style:paragraph-properties fo:text-align="center"/>
      <style:text-properties fo:color="#000080" fo:font-family="'Linux Libertine Display O'" style:font-pitch="variable" fo:font-size="8pt" style:font-size-asian="8pt" style:font-size-complex="8pt"/>
    </style:style>
    <style:style style:name="T1" style:family="text">
      <style:text-properties fo:font-family="'Linux Libertine Display O'" style:font-pitch="variable"/>
    </style:style>
    <style:style style:name="T2" style:family="text">
      <style:text-properties fo:font-family="'Linux Libertine Display O'" style:font-style-name="Standard" style:font-pitch="variable" fo:font-size="12pt" style:font-size-asian="12pt" style:font-size-complex="12pt"/>
    </style:style>
    <style:style style:name="T3" style:family="text">
      <style:text-properties fo:color="#000080" fo:font-family="'Linux Libertine Display O'" style:font-pitch="variable" fo:font-size="8pt" style:font-size-asian="8pt" style:font-size-complex="8pt"/>
    </style:style>
    <style:style style:name="T4" style:family="text">
      <style:text-properties fo:color="#000000" fo:font-family="'Linux Libertine Display O'" style:font-pitch="variable" fo:font-size="8pt" style:font-size-asian="8pt" style:font-size-complex="8pt"/>
    </style:style>
    <style:style style:name="T5" style:family="text">
      <style:text-properties fo:font-family="'Bitstream Charter'" style:font-family-generic="roman" style:font-pitch="variable" fo:font-size="10pt" style:font-size-asian="10pt" style:font-size-complex="10pt"/>
    </style:style>
    <style:style style:name="T6" style:family="text">
      <style:text-properties fo:font-family="'Linux Libertine Display O'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8cm" svg:height="2.6cm" svg:x="6.6cm" svg:y="4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cm" svg:height="0.975cm" svg:x="6.5cm" svg:y="4.5cm">
          <draw:text-box>
            <text:p><text:span text:style-name="T1">Main thread</text:span></text:p>
          </draw:text-box>
        </draw:frame>
        <draw:custom-shape draw:style-name="gr3" draw:text-style-name="P3" draw:layer="layout" svg:width="1.1cm" svg:height="0.6cm" draw:transform="rotate (1.5707963267949) translate (15.6cm 4.9cm)">
          <text:p text:style-name="P1"><text:span text:style-name="T2">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draw:transform="rotate (1.5707963267949) translate (16.5cm 4.9cm)">
          <text:p text:style-name="P1"><text:span text:style-name="T2">S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draw:transform="rotate (1.5707963267949) translate (17.5cm 4.9cm)">
          <text:p text:style-name="P1"><text:span text:style-name="T2">R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1.8cm" svg:height="1.6cm" svg:x="13.5cm" svg:y="1cm">
          <text:p text:style-name="P1"><text:span text:style-name="T1">Client applicatio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9cm" svg:y1="2.6cm" svg:x2="15.9cm" svg:y2="3.8cm">
          <text:p/>
        </draw:line>
        <draw:line draw:style-name="gr5" draw:text-style-name="P1" draw:layer="layout" svg:x1="16.8cm" svg:y1="2.6cm" svg:x2="16.8cm" svg:y2="3.8cm">
          <text:p/>
        </draw:line>
        <draw:line draw:style-name="gr6" draw:text-style-name="P1" draw:layer="layout" svg:x1="17.8cm" svg:y1="2.6cm" svg:x2="17.8cm" svg:y2="3.8cm">
          <text:p/>
        </draw:line>
        <draw:line draw:style-name="gr7" draw:text-style-name="P1" draw:layer="layout" svg:x1="15.9cm" svg:y1="4.9cm" svg:x2="15.9cm" svg:y2="5.3cm">
          <text:p/>
        </draw:line>
        <draw:line draw:style-name="gr7" draw:text-style-name="P1" draw:layer="layout" svg:x1="16.8cm" svg:y1="4.9cm" svg:x2="16.8cm" svg:y2="5.3cm">
          <text:p/>
        </draw:line>
        <draw:line draw:style-name="gr7" draw:text-style-name="P1" draw:layer="layout" svg:x1="17.8cm" svg:y1="4.9cm" svg:x2="17.8cm" svg:y2="5.3cm">
          <text:p/>
        </draw:line>
        <draw:line draw:style-name="gr5" draw:text-style-name="P1" draw:layer="layout" svg:x1="17.8cm" svg:y1="5.3cm" svg:x2="15.1cm" svg:y2="5.3cm">
          <text:p/>
        </draw:line>
        <draw:custom-shape draw:style-name="gr8" draw:text-style-name="P3" draw:layer="layout" svg:width="4.4cm" svg:height="1cm" svg:x="10.7cm" svg:y="4.9cm">
          <text:p text:style-name="P1"><text:span text:style-name="T2">Request Rou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8cm" svg:y1="4.9cm" svg:x2="18cm" svg:y2="5.5cm">
          <text:p/>
        </draw:line>
        <draw:line draw:style-name="gr10" draw:text-style-name="P1" draw:layer="layout" svg:x1="15.1cm" svg:y1="5.5cm" svg:x2="18cm" svg:y2="5.5cm">
          <text:p/>
        </draw:line>
        <draw:frame draw:style-name="gr11" draw:text-style-name="P5" draw:layer="layout" svg:width="3.7cm" svg:height="0.895cm" svg:x="14.9cm" svg:y="5.4cm">
          <draw:text-box>
            <text:p><text:span text:style-name="T3">Server Info &amp; ASYNC replies</text:span></text:p>
          </draw:text-box>
        </draw:frame>
        <draw:custom-shape draw:style-name="gr8" draw:text-style-name="P3" draw:layer="layout" svg:width="2.4cm" svg:height="0.9cm" svg:x="16cm" svg:y="6.3cm">
          <text:p text:style-name="P1"><text:span text:style-name="T2">Reply 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draw:transform="rotate (1.5707963267949) translate (17.8cm 8.1cm)">
          <text:p text:style-name="P1"><text:span text:style-name="T2">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8.1cm" svg:y1="4.8cm" svg:x2="18.3cm" svg:y2="4.8cm">
          <text:p/>
        </draw:line>
        <draw:line draw:style-name="gr10" draw:text-style-name="P1" draw:layer="layout" svg:x1="18.3cm" svg:y1="4.8cm" svg:x2="18.3cm" svg:y2="7cm">
          <text:p/>
        </draw:line>
        <draw:custom-shape draw:style-name="gr1" draw:text-style-name="P1" draw:layer="layout" svg:width="9.7cm" svg:height="2.6cm" svg:x="16.8cm" svg:y="1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7.7cm" svg:height="1.699cm" svg:x="18.9cm" svg:y="9.9cm">
          <draw:text-box>
            <text:p text:style-name="P6"><text:span text:style-name="T1">Update worker threads (multiple)</text:span></text:p>
          </draw:text-box>
        </draw:frame>
        <draw:custom-shape draw:style-name="gr3" draw:text-style-name="P3" draw:layer="layout" svg:width="1.1cm" svg:height="0.6cm" draw:transform="rotate (1.5707963267949) translate (16.9cm 10.8cm)">
          <text:p text:style-name="P1"><text:span text:style-name="T2">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draw:transform="rotate (1.5707963267949) translate (14.6cm 7.7cm)">
          <text:p text:style-name="P1"><text:span text:style-name="T2">PU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cm" svg:y1="7.6cm" svg:x2="17cm" svg:y2="9.7cm">
          <text:p/>
        </draw:line>
        <draw:line draw:style-name="gr7" draw:text-style-name="P1" draw:layer="layout" svg:x1="14.9cm" svg:y1="6.6cm" svg:x2="14.9cm" svg:y2="5.8cm">
          <text:p/>
        </draw:line>
        <draw:custom-shape draw:style-name="gr3" draw:text-style-name="P3" draw:layer="layout" svg:width="1.1cm" svg:height="0.6cm" draw:transform="rotate (1.5707963267949) translate (17.8cm 10.8cm)">
          <text:p text:style-name="P1"><text:span text:style-name="T2">PU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8.1cm" svg:y1="8.1cm" svg:x2="18.1cm" svg:y2="9.7cm">
          <text:p/>
        </draw:line>
        <draw:frame draw:style-name="gr12" draw:text-style-name="P9" draw:layer="layout" svg:width="2.4cm" svg:height="0.895cm" draw:transform="rotate (1.5707963267949) translate (16.505cm 9.8cm)">
          <draw:text-box>
            <text:p text:style-name="P8"><text:span text:style-name="T4">Update requests</text:span></text:p>
            <text:p text:style-name="P8"><text:span text:style-name="T4">Delete requests</text:span></text:p>
          </draw:text-box>
        </draw:frame>
        <draw:custom-shape draw:style-name="gr13" draw:text-style-name="P3" draw:layer="layout" svg:width="3.1cm" svg:height="1cm" svg:x="16.9cm" svg:y="11.4cm">
          <text:p text:style-name="P1"><text:span text:style-name="T2">Batch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5.4cm" svg:height="2.6cm" svg:x="22.9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7cm" svg:y1="7.6cm" svg:x2="15.2cm" svg:y2="7.6cm">
          <text:p/>
        </draw:line>
        <draw:line draw:style-name="gr5" draw:text-style-name="P1" draw:layer="layout" svg:x1="17.2cm" svg:y1="10.8cm" svg:x2="17.2cm" svg:y2="11.4cm">
          <text:p/>
        </draw:line>
        <draw:line draw:style-name="gr15" draw:text-style-name="P1" draw:layer="layout" svg:x1="18.1cm" svg:y1="11.4cm" svg:x2="18.1cm" svg:y2="10.8cm">
          <text:p/>
        </draw:line>
        <draw:frame draw:style-name="gr11" draw:text-style-name="P5" draw:layer="layout" svg:width="3.3cm" svg:height="0.573cm" svg:x="18cm" svg:y="10.807cm">
          <draw:text-box>
            <text:p><text:span text:style-name="T3">PARTSYNC replies</text:span></text:p>
          </draw:text-box>
        </draw:frame>
        <draw:custom-shape draw:style-name="gr3" draw:text-style-name="P3" draw:layer="layout" svg:width="1.1cm" svg:height="0.6cm" draw:transform="rotate (1.5707963267949) translate (22.4cm 13cm)">
          <text:p text:style-name="P1"><text:span text:style-name="T2">R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cm" svg:height="2.7cm" svg:x="18.4cm" svg:y="14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7.1cm" svg:height="0.975cm" svg:x="18.1cm" svg:y="16cm">
          <draw:text-box>
            <text:p text:style-name="P6"><text:span text:style-name="T1">Table operations thread</text:span></text:p>
          </draw:text-box>
        </draw:frame>
        <draw:custom-shape draw:style-name="gr3" draw:text-style-name="P3" draw:layer="layout" svg:width="1.1cm" svg:height="0.6cm" draw:transform="rotate (1.5707963267949) translate (22.4cm 14.9cm)">
          <text:p text:style-name="P1"><text:span text:style-name="T2">R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2.7cm" svg:y1="13cm" svg:x2="22.7cm" svg:y2="13.8cm">
          <text:p/>
        </draw:line>
        <draw:line draw:style-name="gr14" draw:text-style-name="P1" draw:layer="layout" svg:x1="22.7cm" svg:y1="11.6cm" svg:x2="20cm" svg:y2="11.6cm">
          <text:p/>
        </draw:line>
        <draw:line draw:style-name="gr5" draw:text-style-name="P1" draw:layer="layout" svg:x1="22.7cm" svg:y1="11.6cm" svg:x2="22.7cm" svg:y2="11.9cm">
          <text:p/>
        </draw:line>
        <draw:custom-shape draw:style-name="gr16" draw:text-style-name="P4" draw:layer="layout" svg:width="5.1cm" svg:height="1.1cm" svg:x="13.3cm" svg:y="12.9cm">
          <text:p text:style-name="P1"><text:span text:style-name="T1">Shared table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6.5cm" svg:y1="11.9cm" svg:x2="16.9cm" svg:y2="11.9cm">
          <text:p/>
        </draw:line>
        <draw:line draw:style-name="gr5" draw:text-style-name="P1" draw:layer="layout" svg:x1="16.5cm" svg:y1="11.9cm" svg:x2="16.5cm" svg:y2="12.9cm">
          <text:p/>
        </draw:line>
        <draw:frame draw:style-name="gr12" draw:text-style-name="P9" draw:layer="layout" svg:width="1.8cm" svg:height="0.735cm" draw:transform="rotate (1.5707963267949) translate (16cm 13.1cm)">
          <draw:text-box>
            <text:p><text:span text:style-name="T4">Read-only</text:span></text:p>
          </draw:text-box>
        </draw:frame>
        <draw:frame draw:style-name="gr2" draw:text-style-name="P7" draw:layer="layout" svg:width="4.7cm" svg:height="0.975cm" svg:x="23.7cm" svg:y="4.5cm">
          <draw:text-box>
            <text:p text:style-name="P6"><text:span text:style-name="T1">Log distribution</text:span></text:p>
          </draw:text-box>
        </draw:frame>
        <draw:custom-shape draw:style-name="gr3" draw:text-style-name="P3" draw:layer="layout" svg:width="1.1cm" svg:height="0.6cm" draw:transform="rotate (1.5707963267949) translate (23.2cm 5.1cm)">
          <text:p text:style-name="P1"><text:span text:style-name="T2">XP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draw:transform="rotate (1.5707963267949) translate (23.2cm 7.7cm)">
          <text:p text:style-name="P1"><text:span text:style-name="T2">XS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3.5cm" svg:y1="5.1cm" svg:x2="23.5cm" svg:y2="6.6cm">
          <text:p/>
        </draw:line>
        <draw:custom-shape draw:style-name="gr8" draw:text-style-name="P10" draw:layer="layout" svg:width="1.2cm" svg:height="0.4cm" svg:x="22.3cm" svg:y="8cm">
          <text:p text:style-name="P1"><text:span text:style-name="T5">Log</text:span></text:p>
          <draw:enhanced-geometry svg:viewBox="0 0 21600 21600" draw:text-areas="0 0 21600 21600" draw:type="pentagon-right" draw:modifiers="17678.178789561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23.5cm" svg:y1="7.7cm" svg:x2="23.5cm" svg:y2="8.2cm">
          <text:p/>
        </draw:line>
        <draw:line draw:style-name="gr5" draw:text-style-name="P1" draw:layer="layout" svg:x1="23.5cm" svg:y1="4cm" svg:x2="23.5cm" svg:y2="2.6cm">
          <text:p/>
        </draw:line>
        <draw:line draw:style-name="gr5" draw:text-style-name="P1" draw:layer="layout" svg:x1="22.7cm" svg:y1="15cm" svg:x2="22.1cm" svg:y2="15cm">
          <text:p/>
        </draw:line>
        <draw:custom-shape draw:style-name="gr13" draw:text-style-name="P3" draw:layer="layout" svg:width="3.7cm" svg:height="1cm" svg:x="18.4cm" svg:y="14.9cm">
          <text:p text:style-name="P1"><text:span text:style-name="T2">Table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2cm" svg:y1="15cm" svg:x2="18.4cm" svg:y2="15cm">
          <text:p/>
        </draw:line>
        <draw:line draw:style-name="gr9" draw:text-style-name="P1" draw:layer="layout" svg:x1="18.4cm" svg:y1="7.425cm" svg:x2="18.8cm" svg:y2="7.4cm">
          <text:p/>
        </draw:line>
        <draw:custom-shape draw:style-name="gr8" draw:text-style-name="P10" draw:layer="layout" svg:width="2.2cm" svg:height="0.4cm" svg:x="18.8cm" svg:y="7.225cm">
          <text:p text:style-name="P1"><text:span text:style-name="T5"><text:s text:c="2"/></text:span><text:span text:style-name="T5">Ext. reply</text:span></text:p>
          <draw:enhanced-geometry svg:viewBox="0 0 21600 21600" draw:mirror-horizontal="true" draw:mirror-vertical="false" draw:text-areas="0 0 21600 21600" draw:type="pentagon-right" draw:modifiers="19470.422535211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2" draw:text-style-name="P9" draw:layer="layout" svg:width="1.8cm" svg:height="0.735cm" svg:x="16.8cm" svg:y="14.865cm">
          <draw:text-box>
            <text:p><text:span text:style-name="T4">Read-write</text:span></text:p>
          </draw:text-box>
        </draw:frame>
        <draw:frame draw:style-name="gr12" draw:text-style-name="P12" draw:layer="layout" svg:width="3.5cm" svg:height="1.217cm" svg:x="23cm" svg:y="14.3cm">
          <draw:text-box>
            <text:p text:style-name="P11"><text:span text:style-name="T4">Lockfree synchronization of table open requests and tablespace resizing</text:span></text:p>
          </draw:text-box>
        </draw:frame>
        <draw:custom-shape draw:style-name="gr1" draw:text-style-name="P1" draw:layer="layout" svg:width="9.7cm" svg:height="2.6cm" svg:x="1.6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4" draw:layer="layout" svg:width="7.7cm" svg:height="1.699cm" svg:x="1.6cm" svg:y="10.601cm">
          <draw:text-box>
            <text:p text:style-name="P13"><text:span text:style-name="T1">Read worker threads (multiple)</text:span></text:p>
          </draw:text-box>
        </draw:frame>
        <draw:line draw:style-name="gr14" draw:text-style-name="P1" draw:layer="layout" svg:x1="22.7cm" svg:y1="14.9cm" svg:x2="22.7cm" svg:y2="15cm">
          <text:p/>
        </draw:line>
        <draw:line draw:style-name="gr17" draw:text-style-name="P1" draw:layer="layout" svg:x1="23.5cm" svg:y1="5.9cm" svg:x2="25cm" svg:y2="5.9cm">
          <text:p/>
        </draw:line>
        <draw:custom-shape draw:style-name="gr18" draw:text-style-name="P15" draw:layer="layout" svg:width="3.2cm" svg:height="1.1cm" svg:x="25cm" svg:y="5.4cm">
          <text:p text:style-name="P1"><text:span text:style-name="T6">Persistent</text:span></text:p>
          <text:p text:style-name="P1"><text:span text:style-name="T6">Log Sto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" draw:layer="layout" svg:x1="17.2cm" svg:y1="14cm" svg:x2="17.2cm" svg:y2="15cm">
          <text:p/>
        </draw:line>
        <draw:frame draw:style-name="gr12" draw:text-style-name="P9" draw:layer="layout" svg:width="2.7cm" svg:height="0.895cm" svg:x="20.1cm" svg:y="11.6cm">
          <draw:text-box>
            <text:p><text:span text:style-name="T4">Open table if not already open</text:span></text:p>
          </draw:text-box>
        </draw:frame>
        <draw:line draw:style-name="gr15" draw:text-style-name="P1" draw:layer="layout" svg:x1="22.8cm" svg:y1="15.5cm" svg:x2="22.8cm" svg:y2="14.9cm">
          <text:p/>
        </draw:line>
        <draw:line draw:style-name="gr10" draw:text-style-name="P1" draw:layer="layout" svg:x1="22.1cm" svg:y1="15.5cm" svg:x2="22.8cm" svg:y2="15.5cm">
          <text:p/>
        </draw:line>
        <draw:custom-shape draw:style-name="gr3" draw:text-style-name="P3" draw:layer="layout" svg:width="1.1cm" svg:height="0.6cm" draw:transform="rotate (1.5707963267949) translate (8.1cm 7.7cm)">
          <text:p text:style-name="P1"><text:span text:style-name="T2">PU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4.9cm" svg:y1="5.8cm" svg:x2="8.4cm" svg:y2="5.8cm">
          <text:p/>
        </draw:line>
        <draw:line draw:style-name="gr7" draw:text-style-name="P1" draw:layer="layout" svg:x1="8.4cm" svg:y1="6.6cm" svg:x2="8.4cm" svg:y2="5.8cm">
          <text:p/>
        </draw:line>
        <draw:custom-shape draw:style-name="gr3" draw:text-style-name="P3" draw:layer="layout" svg:width="1cm" svg:height="0.6cm" draw:transform="rotate (1.5707963267949) translate (8.1cm 11.1cm)">
          <text:p text:style-name="P1"><text:span text:style-name="T2">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8.4cm" svg:y1="10.1cm" svg:x2="8.4cm" svg:y2="7.7cm">
          <text:p/>
        </draw:line>
        <draw:frame draw:style-name="gr12" draw:text-style-name="P17" draw:layer="layout" svg:width="2.4cm" svg:height="0.895cm" draw:transform="rotate (1.5707963267949) translate (7.905cm 10.1cm)">
          <draw:text-box>
            <text:p text:style-name="P16"><text:span text:style-name="T4">Read-only</text:span></text:p>
            <text:p text:style-name="P16"><text:span text:style-name="T4">requests</text:span></text:p>
          </draw:text-box>
        </draw:frame>
        <draw:line draw:style-name="gr20" draw:text-style-name="P1" draw:layer="layout" svg:x1="10.7cm" svg:y1="13cm" svg:x2="13.3cm" svg:y2="13cm">
          <text:p/>
        </draw:line>
        <draw:frame draw:style-name="gr12" draw:text-style-name="P9" draw:layer="layout" svg:width="1.8cm" svg:height="0.735cm" svg:x="11.1cm" svg:y="12.9cm">
          <draw:text-box>
            <text:p><text:span text:style-name="T4">Read-only</text:span></text:p>
          </draw:text-box>
        </draw:frame>
        <draw:custom-shape draw:style-name="gr13" draw:text-style-name="P3" draw:layer="layout" svg:width="3.1cm" svg:height="1cm" svg:x="7.6cm" svg:y="12.1cm">
          <text:p text:style-name="P1"><text:span text:style-name="T2">Read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2" draw:layer="layout" svg:width="5.4cm" svg:height="0.895cm" svg:x="11.374cm" svg:y="13.885cm">
          <draw:text-box>
            <text:p text:style-name="P11"><text:span text:style-name="T4">Manages mapping from numeric table ID to LevelDB database pointer</text:span></text:p>
          </draw:text-box>
        </draw:frame>
        <draw:line draw:style-name="gr7" draw:text-style-name="P1" draw:layer="layout" svg:x1="8.4cm" svg:y1="12.1cm" svg:x2="8.4cm" svg:y2="11.1cm">
          <text:p/>
        </draw:line>
        <draw:line draw:style-name="gr9" draw:text-style-name="P1" draw:layer="layout" svg:x1="11cm" svg:y1="12.4cm" svg:x2="10.7cm" svg:y2="12.4cm">
          <text:p/>
        </draw:line>
        <draw:custom-shape draw:style-name="gr8" draw:text-style-name="P10" draw:layer="layout" svg:width="2.2cm" svg:height="0.4cm" svg:x="12.5cm" svg:y="12.2cm">
          <text:p text:style-name="P1"><text:span text:style-name="T5"><text:s text:c="2"/></text:span><text:span text:style-name="T5">Ext. reply</text:span></text:p>
          <draw:enhanced-geometry svg:viewBox="0 0 21600 21600" draw:mirror-horizontal="true" draw:mirror-vertical="false" draw:text-areas="0 0 21600 21600" draw:type="pentagon-right" draw:modifiers="19470.422535211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6" draw:text-style-name="P4" draw:layer="layout" svg:width="7.1cm" svg:height="1.7cm" svg:x="8.2cm" svg:y="17.1cm">
          <text:p text:style-name="P1"><text:span text:style-name="T1">LevelDB database</text:span></text:p>
          <text:p text:style-name="P1"><text:span text:style-name="T1">(one for each open tab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.2cm" svg:height="0.4cm" svg:x="4.8cm" svg:y="13.9cm">
          <text:p text:style-name="P1"><text:span text:style-name="T5">Log</text:span></text:p>
          <draw:enhanced-geometry svg:viewBox="0 0 21600 21600" draw:text-areas="0 0 21600 21600" draw:type="pentagon-right" draw:modifiers="17678.178789561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1cm" svg:height="0.6cm" svg:x="11cm" svg:y="12.1cm">
          <text:p text:style-name="P1"><text:span text:style-name="T2">PU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12.5cm" svg:y1="12.4cm" svg:x2="12.1cm" svg:y2="12.4cm">
          <text:p/>
        </draw:line>
        <draw:custom-shape draw:style-name="gr3" draw:text-style-name="P3" draw:layer="layout" svg:width="1cm" svg:height="0.6cm" draw:transform="rotate (1.5707963267949) translate (6.1cm 13.6cm)">
          <text:p text:style-name="P1"><text:span text:style-name="T2">P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6.7cm" svg:y1="12.9cm" svg:x2="7.6cm" svg:y2="12.9cm">
          <text:p/>
        </draw:line>
        <draw:line draw:style-name="gr10" draw:text-style-name="P1" draw:layer="layout" svg:x1="6.4cm" svg:y1="13.6cm" svg:x2="6.4cm" svg:y2="14.1cm">
          <text:p/>
        </draw:line>
        <draw:line draw:style-name="gr9" draw:text-style-name="P1" draw:layer="layout" svg:x1="6cm" svg:y1="14.1cm" svg:x2="6.4cm" svg:y2="14.1cm">
          <text:p/>
        </draw:line>
        <draw:frame draw:style-name="gr11" draw:text-style-name="P5" draw:layer="layout" svg:width="1cm" svg:height="0.573cm" svg:x="6.7cm" svg:y="12.427cm">
          <draw:text-box>
            <text:p><text:span text:style-name="T3">Log</text:span></text:p>
          </draw:text-box>
        </draw:frame>
        <draw:custom-shape draw:style-name="gr8" draw:text-style-name="P10" draw:layer="layout" svg:width="1.2cm" svg:height="0.4cm" svg:x="24.3cm" svg:y="17.7cm">
          <text:p text:style-name="P1"><text:span text:style-name="T5">Log</text:span></text:p>
          <draw:enhanced-geometry svg:viewBox="0 0 21600 21600" draw:text-areas="0 0 21600 21600" draw:type="pentagon-right" draw:modifiers="17678.178789561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cm" svg:height="0.6cm" draw:transform="rotate (1.5707963267949) translate (25.6cm 17.4cm)">
          <text:p text:style-name="P1"><text:span text:style-name="T2">P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25.9cm" svg:y1="17.4cm" svg:x2="25.9cm" svg:y2="17.9cm">
          <text:p/>
        </draw:line>
        <draw:line draw:style-name="gr9" draw:text-style-name="P1" draw:layer="layout" svg:x1="25.5cm" svg:y1="17.9cm" svg:x2="25.9cm" svg:y2="17.9cm">
          <text:p/>
        </draw:line>
        <draw:line draw:style-name="gr10" draw:text-style-name="P1" draw:layer="layout" svg:x1="20cm" svg:y1="11.4cm" svg:x2="23.4cm" svg:y2="11.4cm">
          <text:p/>
        </draw:line>
        <draw:line draw:style-name="gr10" draw:text-style-name="P1" draw:layer="layout" svg:x1="23.4cm" svg:y1="11.4cm" svg:x2="23.4cm" svg:y2="12.3cm">
          <text:p/>
        </draw:line>
        <draw:line draw:style-name="gr15" draw:text-style-name="P1" draw:layer="layout" svg:x1="23.4cm" svg:y1="12.3cm" svg:x2="25.2cm" svg:y2="12.3cm">
          <text:p/>
        </draw:line>
        <draw:frame draw:style-name="gr11" draw:text-style-name="P5" draw:layer="layout" svg:width="1cm" svg:height="0.573cm" svg:x="23.8cm" svg:y="11.827cm">
          <draw:text-box>
            <text:p><text:span text:style-name="T3">Log</text:span></text:p>
          </draw:text-box>
        </draw:frame>
        <draw:line draw:style-name="gr6" draw:text-style-name="P1" draw:layer="layout" svg:x1="21.6cm" svg:y1="14cm" svg:x2="22.4cm" svg:y2="14cm">
          <text:p/>
        </draw:line>
        <draw:custom-shape draw:style-name="gr8" draw:text-style-name="P10" draw:layer="layout" svg:width="2.5cm" svg:height="0.4cm" svg:x="19.1cm" svg:y="13.8cm">
          <text:p text:style-name="P1"><text:span text:style-name="T5">Table processor</text:span></text:p>
          <draw:enhanced-geometry svg:viewBox="0 0 21600 21600" draw:text-areas="0 0 21600 21600" draw:type="pentagon-right" draw:modifiers="19319.952019192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25.9cm" svg:y1="15.8cm" svg:x2="25.9cm" svg:y2="16.4cm">
          <text:p/>
        </draw:line>
        <draw:line draw:style-name="gr10" draw:text-style-name="P1" draw:layer="layout" svg:x1="22.1cm" svg:y1="15.8cm" svg:x2="25.9cm" svg:y2="15.8cm">
          <text:p/>
        </draw:line>
        <draw:custom-shape draw:style-name="gr3" draw:text-style-name="P3" draw:layer="layout" svg:width="1.1cm" svg:height="0.6cm" draw:transform="rotate (1.5707963267949) translate (12.5cm 7.7cm)">
          <text:p text:style-name="P1"><text:span text:style-name="T2">REQ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1cm" svg:height="0.6cm" draw:transform="rotate (1.5707963267949) translate (17.5cm 4.9cm)">
          <text:p text:style-name="P1"><text:span text:style-name="T2">REP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9" draw:layer="layout" svg:width="7.7cm" svg:height="0.735cm" svg:x="8.1cm" svg:y="18.9cm">
          <draw:text-box>
            <text:p><text:span text:style-name="T4">LevelDB database objects automatically synchronize requests </text:span></text:p>
          </draw:text-box>
        </draw:frame>
        <draw:line draw:style-name="gr20" draw:text-style-name="P1" draw:layer="layout" svg:x1="9.8cm" svg:y1="13.1cm" svg:x2="9.8cm" svg:y2="17.1cm">
          <text:p/>
        </draw:line>
        <draw:line draw:style-name="gr14" draw:text-style-name="P1" draw:layer="layout" svg:x1="10.7cm" svg:y1="13cm" svg:x2="9.8cm" svg:y2="13cm">
          <text:p/>
        </draw:line>
        <draw:line draw:style-name="gr14" draw:text-style-name="P1" draw:layer="layout" svg:x1="9.8cm" svg:y1="13cm" svg:x2="9.8cm" svg:y2="13.1cm">
          <text:p/>
        </draw:line>
        <draw:line draw:style-name="gr19" draw:text-style-name="P1" draw:layer="layout" svg:x1="14.9cm" svg:y1="17.1cm" svg:x2="14.9cm" svg:y2="15.7cm">
          <text:p/>
        </draw:line>
        <draw:line draw:style-name="gr14" draw:text-style-name="P1" draw:layer="layout" svg:x1="18.4cm" svg:y1="15.7cm" svg:x2="14.9cm" svg:y2="15.7cm">
          <text:p/>
        </draw:line>
        <draw:frame draw:style-name="gr2" draw:text-style-name="P2" draw:layer="layout" svg:width="5.7cm" svg:height="0.975cm" svg:x="1.1cm" svg:y="1.025cm">
          <draw:text-box>
            <text:p><text:span text:style-name="T1">Legend:</text:span></text:p>
          </draw:text-box>
        </draw:frame>
        <draw:custom-shape draw:style-name="gr3" draw:text-style-name="P3" draw:layer="layout" svg:width="3.75cm" svg:height="0.6cm" svg:x="1.35cm" svg:y="2cm">
          <text:p text:style-name="P1"><text:span text:style-name="T2">ZeroMQ 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75cm" svg:height="0.6cm" svg:x="1.35cm" svg:y="2.9cm">
          <text:p text:style-name="P1"><text:span text:style-name="T2">Fast 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3.75cm" svg:height="0.6cm" svg:x="1.35cm" svg:y="3.8cm">
          <text:p text:style-name="P1"><text:span text:style-name="T2">Time-intensive 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1cm" svg:height="0.573cm" svg:x="23.5cm" svg:y="15.727cm">
          <draw:text-box>
            <text:p><text:span text:style-name="T3">Log</text:span></text:p>
          </draw:text-box>
        </draw:frame>
        <draw:frame draw:style-name="gr12" draw:text-style-name="P12" draw:layer="layout" svg:width="4.7cm" svg:height="1.217cm" svg:x="23.9cm" svg:y="7.2cm">
          <draw:text-box>
            <text:p text:style-name="P11"><text:span text:style-name="T4">Error messages for non-PARTSYNC</text:span><text:span text:style-name="T4"><text:line-break/></text:span><text:span text:style-name="T4">messages are also sent using the log</text:span></text:p>
            <text:p text:style-name="P11"><text:span text:style-name="T4">distributor</text:span></text:p>
          </draw:text-box>
        </draw:frame>
        <draw:custom-shape draw:style-name="gr8" draw:text-style-name="P10" draw:layer="layout" svg:width="1.2cm" svg:height="0.4cm" svg:x="23.9cm" svg:y="13.4cm">
          <text:p text:style-name="P1"><text:span text:style-name="T5">Log</text:span></text:p>
          <draw:enhanced-geometry svg:viewBox="0 0 21600 21600" draw:text-areas="0 0 21600 21600" draw:type="pentagon-right" draw:modifiers="17678.178789561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cm" svg:height="0.6cm" draw:transform="rotate (1.5707963267949) translate (25.2cm 13.1cm)">
          <text:p text:style-name="P1"><text:span text:style-name="T2">PU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25.5cm" svg:y1="13.1cm" svg:x2="25.5cm" svg:y2="13.6cm">
          <text:p/>
        </draw:line>
        <draw:line draw:style-name="gr9" draw:text-style-name="P1" draw:layer="layout" svg:x1="25.1cm" svg:y1="13.6cm" svg:x2="25.5cm" svg:y2="13.6cm">
          <text:p/>
        </draw:line>
        <draw:custom-shape draw:style-name="gr8" draw:text-style-name="P10" draw:layer="layout" svg:width="2.2cm" svg:height="0.4cm" svg:x="2.9cm" svg:y="4.6cm">
          <text:p text:style-name="P1"><text:span text:style-name="T5">Netlabel</text:span></text:p>
          <draw:enhanced-geometry svg:viewBox="0 0 21600 21600" draw:mirror-horizontal="true" draw:mirror-vertical="false" draw:text-areas="0 0 21600 21600" draw:type="pentagon-right" draw:modifiers="19470.422535211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1" draw:text-style-name="P17" draw:layer="layout" svg:width="4.64cm" svg:height="0.573cm" svg:x="0.96cm" svg:y="4.9cm">
          <draw:text-box>
            <text:p text:style-name="P16"><text:span text:style-name="T4">(same netlabels connect together)</text:span></text:p>
          </draw:text-box>
        </draw:frame>
        <draw:custom-shape draw:style-name="gr22" draw:text-style-name="P1" draw:layer="layout" svg:width="5.5cm" svg:height="4.6cm" svg:x="1cm" svg:y="1cm">
          <text:p/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2.6cm" svg:height="0.573cm" svg:x="15.6cm" svg:y="15.6cm">
          <draw:text-box>
            <text:p><text:span text:style-name="T4">Open / close table</text:span></text:p>
          </draw:text-box>
        </draw:frame>
        <draw:line draw:style-name="gr24" draw:text-style-name="P1" draw:layer="layout" svg:x1="1cm" svg:y1="6.5cm" svg:x2="29.7cm" svg:y2="6.5cm">
          <text:p/>
        </draw:line>
        <draw:frame draw:style-name="gr21" draw:text-style-name="P17" draw:layer="layout" svg:width="4.04cm" svg:height="0.573cm" svg:x="1cm" svg:y="5.901cm">
          <draw:text-box>
            <text:p text:style-name="P16"><text:span text:style-name="T4">Non-inproc transport</text:span></text:p>
          </draw:text-box>
        </draw:frame>
        <draw:frame draw:style-name="gr21" draw:text-style-name="P17" draw:layer="layout" svg:width="4.04cm" svg:height="0.573cm" svg:x="0.96cm" svg:y="6.5cm">
          <draw:text-box>
            <text:p text:style-name="P16"><text:span text:style-name="T4">Inproc transport</text:span></text:p>
          </draw:text-box>
        </draw:frame>
        <draw:frame draw:style-name="gr21" draw:text-style-name="P17" draw:layer="layout" svg:width="4.04cm" svg:height="0.895cm" svg:x="17.8cm" svg:y="2.905cm">
          <draw:text-box>
            <text:p text:style-name="P16"><text:span text:style-name="T4">See external-protocol.txt for</text:span></text:p>
            <text:p text:style-name="P16"><text:span text:style-name="T4">Protocol specification</text:span></text:p>
          </draw:text-box>
        </draw:frame>
        <draw:custom-shape draw:style-name="gr8" draw:text-style-name="P10" draw:layer="layout" svg:width="2.7cm" svg:height="0.4cm" svg:x="13.2cm" svg:y="8.3cm">
          <text:p text:style-name="P10"><text:span text:style-name="T5"><text:s/></text:span><text:span text:style-name="T5">Table processor</text:span></text:p>
          <draw:enhanced-geometry svg:viewBox="0 0 21600 21600" draw:text-areas="0 0 21600 21600" draw:mirror-horizontal="true" draw:type="pentagon-right" draw:modifiers="19464.790818215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12.8cm" svg:y1="6.6cm" svg:x2="12.8cm" svg:y2="5.8cm">
          <text:p/>
        </draw:line>
        <draw:line draw:style-name="gr7" draw:text-style-name="P1" draw:layer="layout" svg:x1="13.2cm" svg:y1="8.5cm" svg:x2="12.8cm" svg:y2="8.5cm">
          <text:p/>
        </draw:line>
        <draw:line draw:style-name="gr14" draw:text-style-name="P1" draw:layer="layout" svg:x1="12.8cm" svg:y1="7.7cm" svg:x2="12.8cm" svg:y2="8.5cm">
          <text:p/>
        </draw:line>
        <draw:frame draw:style-name="gr12" draw:text-style-name="P17" draw:layer="layout" svg:width="2.4cm" svg:height="0.895cm" svg:x="13.1cm" svg:y="8.705cm">
          <draw:text-box>
            <text:p text:style-name="P16"><text:span text:style-name="T4">Table open/close</text:span></text:p>
            <text:p text:style-name="P16"><text:span text:style-name="T4">requests</text:span></text:p>
          </draw:text-box>
        </draw:frame>
        <draw:line draw:style-name="gr7" draw:text-style-name="P1" draw:layer="layout" svg:x1="5.5cm" svg:y1="3.1cm" svg:x2="5.5cm" svg:y2="1.2cm">
          <text:p/>
        </draw:line>
        <draw:line draw:style-name="gr9" draw:text-style-name="P1" draw:layer="layout" svg:x1="5.5cm" svg:y1="5.3cm" svg:x2="5.5cm" svg:y2="3.4cm">
          <text:p/>
        </draw:line>
        <draw:frame draw:style-name="gr25" draw:text-style-name="P17" draw:layer="layout" svg:width="2.1cm" svg:height="0.573cm" draw:transform="rotate (1.5707963267949) translate (5.6cm 3.2cm)">
          <draw:text-box>
            <text:p text:style-name="P16"><text:span text:style-name="T4">Request path</text:span></text:p>
          </draw:text-box>
        </draw:frame>
        <draw:frame draw:style-name="gr25" draw:text-style-name="P19" draw:layer="layout" svg:width="2.1cm" svg:height="0.573cm" draw:transform="rotate (1.5707963267949) translate (5.627cm 5.4cm)">
          <draw:text-box>
            <text:p text:style-name="P18"><text:span text:style-name="T3">Reply pa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2T03:43:26</meta:creation-date>
    <dc:date>2013-04-22T18:28:15</dc:date>
    <meta:editing-duration>PT2H53M39S</meta:editing-duration>
    <meta:editing-cycles>105</meta:editing-cycles>
    <meta:generator>LibreOffice/3.6$Linux_X86_64 LibreOffice_project/360m1$Build-2</meta:generator>
    <meta:document-statistic meta:object-count="139"/>
  </office:meta>
</office:document-meta>
</file>